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3800000960293F82CB32C5CB3C.jpg" manifest:media-type="image/jpeg"/>
  <manifest:file-entry manifest:full-path="Pictures/100000000000043800000960289D431E13FD5191.jpg" manifest:media-type="image/jpeg"/>
  <manifest:file-entry manifest:full-path="Pictures/1000000000000438000007C538C837B2693641D7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9cm" svg:stroke-color="#000000" draw:stroke-linejoin="round" svg:stroke-linecap="round" draw:fill="none" fo:padding-top="0.014cm" fo:padding-bottom="0.014cm" fo:padding-left="0.014cm" fo:padding-right="0.014cm"/>
    </style:style>
    <style:style style:name="gr2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-color="#b2b2b2" draw:textarea-horizontal-align="justify" draw:textarea-vertical-align="middle" draw:auto-grow-height="false" fo:min-height="0cm" fo:min-width="0cm"/>
      <style:paragraph-properties style:writing-mode="lr-tb"/>
    </style:style>
    <style:style style:name="gr4" style:family="graphic" style:parent-style-name="standard">
      <style:graphic-properties draw:stroke="solid" svg:stroke-width="0.029cm" svg:stroke-color="#ff0000" draw:stroke-linejoin="round" svg:stroke-linecap="round" draw:fill="none" fo:padding-top="0.014cm" fo:padding-bottom="0.014cm" fo:padding-left="0.014cm" fo:padding-right="0.014cm"/>
    </style:style>
    <style:style style:name="gr5" style:family="graphic" style:parent-style-name="standard">
      <style:graphic-properties draw:stroke="solid" svg:stroke-width="0.028cm" svg:stroke-color="#000000" draw:marker-start-width="0.242cm" draw:marker-end-width="0.242cm" draw:fill="solid" draw:fill-color="#8b9783" draw:textarea-horizontal-align="justify" draw:textarea-vertical-align="middle" draw:auto-grow-height="false" fo:min-height="0cm" fo:min-width="0cm" fo:padding-top="0.139cm" fo:padding-bottom="0.139cm" fo:padding-left="0.264cm" fo:padding-right="0.264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5cm" fo:min-width="1.68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8" style:family="graphic" style:parent-style-name="standard">
      <style:graphic-properties draw:fill-color="#81d41a" draw:textarea-horizontal-align="justify" draw:textarea-vertical-align="middle" draw:auto-grow-height="false" fo:min-height="0.5cm" fo:min-width="1.688cm"/>
    </style:style>
    <style:style style:name="gr9" style:family="graphic" style:parent-style-name="standard">
      <style:graphic-properties svg:stroke-width="0.081cm" svg:stroke-color="#81d41a" draw:marker-start-width="0.322cm" draw:marker-end-width="0.322cm" draw:fill="none" draw:fill-color="#00a933" draw:textarea-horizontal-align="justify" draw:textarea-vertical-align="middle" draw:auto-grow-height="false" fo:min-height="6.562cm" fo:min-width="2.731cm" fo:padding-top="0.166cm" fo:padding-bottom="0.166cm" fo:padding-left="0.291cm" fo:padding-right="0.291cm"/>
    </style:style>
    <style:style style:name="gr10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1.929cm, 0.005cm, 0cm, 0cm)" draw:image-opacity="100%" style:mirror="none"/>
    </style:style>
    <style:style style:name="gr11" style:family="graphic" style:parent-style-name="standard" style:list-style-name="L1">
      <style:graphic-properties svg:stroke-width="0.081cm" svg:stroke-color="#3cf3ac" draw:marker-start-width="0.321cm" draw:marker-end-width="0.321cm" draw:fill="solid" draw:fill-color="#ffffff" draw:textarea-horizontal-align="justify" draw:textarea-vertical-align="middle" draw:auto-grow-height="false" fo:min-height="2.448cm" fo:min-width="5.848cm" fo:padding-top="0.165cm" fo:padding-bottom="0.165cm" fo:padding-left="0.29cm" fo:padding-right="0.29cm" fo:wrap-option="wrap"/>
      <style:paragraph-properties style:writing-mode="lr-tb"/>
    </style:style>
    <style:style style:name="P1" style:family="paragraph">
      <loext:graphic-properties draw:fill="none"/>
      <style:text-properties style:font-name="游明朝"/>
    </style:style>
    <style:style style:name="P2" style:family="paragraph">
      <style:paragraph-properties fo:text-align="center"/>
    </style:style>
    <style:style style:name="P3" style:family="paragraph">
      <loext:graphic-properties draw:fill-color="#b2b2b2"/>
      <style:paragraph-properties fo:text-align="center" style:writing-mode="lr-tb"/>
    </style:style>
    <style:style style:name="P4" style:family="paragraph">
      <loext:graphic-properties draw:fill="solid" draw:fill-color="#8b9783"/>
      <style:paragraph-properties fo:text-align="center" style:writing-mode="lr-tb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P6" style:family="paragraph">
      <loext:graphic-properties draw:fill-color="#81d41a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00a933"/>
      <style:paragraph-properties fo:text-align="center"/>
    </style:style>
    <style:style style:name="P9" style:family="paragraph">
      <style:paragraph-properties fo:margin-left="0cm" fo:margin-right="0cm" fo:margin-top="0cm" fo:margin-bottom="0cm" fo:line-height="115%" fo:text-align="center" fo:text-indent="0cm"/>
    </style:style>
    <style:style style:name="P10" style:family="paragraph">
      <loext:graphic-properties draw:fill="solid" draw:fill-color="#ffffff"/>
      <style:paragraph-properties fo:margin-left="0cm" fo:margin-right="0cm" fo:margin-top="0cm" fo:margin-bottom="0cm" fo:line-height="115%" fo:text-align="center" fo:text-indent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path draw:style-name="gr1" draw:text-style-name="P1" draw:layer="layout" svg:width="0.065cm" svg:height="0.064cm" svg:x="4.042cm" svg:y="5.542cm" svg:viewBox="0 0 66 65" svg:d="M0 65c39 0 66-29 66-65">
          <text:p/>
        </draw:path>
        <draw:line draw:style-name="gr1" draw:text-style-name="P1" draw:layer="layout" svg:x1="4.107cm" svg:y1="5.542cm" svg:x2="4.107cm" svg:y2="5.467cm">
          <text:p/>
        </draw:line>
        <draw:frame draw:style-name="gr2" draw:text-style-name="P2" draw:layer="layout" svg:width="3.251cm" svg:height="7.222cm" svg:x="2.058cm" svg:y="5.489cm">
          <draw:image xlink:href="Pictures/100000000000043800000960293F82CB32C5CB3C.jpg" xlink:type="simple" xlink:show="embed" xlink:actuate="onLoad" draw:mime-type="image/jpeg">
            <text:p/>
          </draw:image>
        </draw:frame>
        <draw:line draw:style-name="gr1" draw:text-style-name="P1" draw:layer="layout" svg:x1="3.314cm" svg:y1="5.606cm" svg:x2="4.042cm" svg:y2="5.606cm">
          <text:p/>
        </draw:line>
        <draw:path draw:style-name="gr1" draw:text-style-name="P1" draw:layer="layout" svg:width="0.065cm" svg:height="0.064cm" svg:x="3.25cm" svg:y="5.542cm" svg:viewBox="0 0 66 65" svg:d="M0 0c0 36 30 65 66 65">
          <text:p/>
        </draw:path>
        <draw:line draw:style-name="gr1" draw:text-style-name="P1" draw:layer="layout" svg:x1="3.25cm" svg:y1="5.542cm" svg:x2="3.25cm" svg:y2="5.467cm">
          <text:p/>
        </draw:line>
        <draw:custom-shape draw:style-name="gr3" draw:text-style-name="P3" draw:layer="layout" svg:width="0.143cm" svg:height="0.144cm" svg:x="2.309cm" svg:y="5.61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path draw:style-name="gr1" draw:text-style-name="P1" draw:layer="layout" svg:width="0.143cm" svg:height="0.075cm" svg:x="2.309cm" svg:y="5.618cm" svg:viewBox="0 0 144 76" svg:d="M144 75v-1c0-41-33-74-73-74-39 0-71 33-71 74 0 0 0 1 0 2">
          <text:p/>
        </draw:path>
        <draw:path draw:style-name="gr1" draw:text-style-name="P1" draw:layer="layout" svg:width="0.143cm" svg:height="0.07cm" svg:x="2.309cm" svg:y="5.691cm" svg:viewBox="0 0 144 71" svg:d="M0 1c1 40 32 70 71 70 38 0 71-30 73-71">
          <text:p/>
        </draw:path>
        <draw:path draw:style-name="gr1" draw:text-style-name="P1" draw:layer="layout" svg:width="0.348cm" svg:height="0.352cm" svg:x="2.039cm" svg:y="12.412cm" svg:viewBox="0 0 349 353" svg:d="M0 0c0 195 155 353 349 353">
          <text:p/>
        </draw:path>
        <draw:line draw:style-name="gr1" draw:text-style-name="P1" draw:layer="layout" svg:x1="2.385cm" svg:y1="12.765cm" svg:x2="4.97cm" svg:y2="12.765cm">
          <text:p/>
        </draw:line>
        <draw:path draw:style-name="gr1" draw:text-style-name="P1" draw:layer="layout" svg:width="0.348cm" svg:height="0.352cm" svg:x="4.971cm" svg:y="12.412cm" svg:viewBox="0 0 349 353" svg:d="M0 353c194 0 349-158 349-353">
          <text:p/>
        </draw:path>
        <draw:line draw:style-name="gr1" draw:text-style-name="P1" draw:layer="layout" svg:x1="5.319cm" svg:y1="12.412cm" svg:x2="5.319cm" svg:y2="5.82cm">
          <text:p/>
        </draw:line>
        <draw:path draw:style-name="gr1" draw:text-style-name="P1" draw:layer="layout" svg:width="0.348cm" svg:height="0.352cm" svg:x="4.971cm" svg:y="5.467cm" svg:viewBox="0 0 349 353" svg:d="M349 353c0-196-155-353-349-353">
          <text:p/>
        </draw:path>
        <draw:line draw:style-name="gr1" draw:text-style-name="P1" draw:layer="layout" svg:x1="2.385cm" svg:y1="5.467cm" svg:x2="4.97cm" svg:y2="5.467cm">
          <text:p/>
        </draw:line>
        <draw:path draw:style-name="gr1" draw:text-style-name="P1" draw:layer="layout" svg:width="0.348cm" svg:height="0.352cm" svg:x="2.039cm" svg:y="5.467cm" svg:viewBox="0 0 349 353" svg:d="M349 0c-194 0-349 157-349 353">
          <text:p/>
        </draw:path>
        <draw:line draw:style-name="gr1" draw:text-style-name="P1" draw:layer="layout" svg:x1="2.039cm" svg:y1="12.412cm" svg:x2="2.039cm" svg:y2="5.82cm">
          <text:p/>
        </draw:line>
        <draw:path draw:style-name="gr1" draw:text-style-name="P1" draw:layer="layout" svg:width="0.428cm" svg:height="0.435cm" svg:x="4.971cm" svg:y="12.412cm" svg:viewBox="0 0 429 436" svg:d="M0 436c238 0 429-194 429-436">
          <text:p/>
        </draw:path>
        <draw:line draw:style-name="gr1" draw:text-style-name="P1" draw:layer="layout" svg:x1="5.4cm" svg:y1="12.412cm" svg:x2="5.4cm" svg:y2="5.82cm">
          <text:p/>
        </draw:line>
        <draw:line draw:style-name="gr1" draw:text-style-name="P1" draw:layer="layout" svg:x1="2.385cm" svg:y1="12.847cm" svg:x2="4.97cm" svg:y2="12.847cm">
          <text:p/>
        </draw:line>
        <draw:path draw:style-name="gr1" draw:text-style-name="P1" draw:layer="layout" svg:width="0.428cm" svg:height="0.435cm" svg:x="1.956cm" svg:y="12.412cm" svg:viewBox="0 0 429 436" svg:d="M0 0c0 242 194 436 429 436">
          <text:p/>
        </draw:path>
        <draw:line draw:style-name="gr1" draw:text-style-name="P1" draw:layer="layout" svg:x1="1.956cm" svg:y1="12.411cm" svg:x2="1.956cm" svg:y2="5.802cm">
          <text:p/>
        </draw:line>
        <draw:path draw:style-name="gr1" draw:text-style-name="P1" draw:layer="layout" svg:width="0.428cm" svg:height="0.435cm" svg:x="4.971cm" svg:y="5.385cm" svg:viewBox="0 0 429 436" svg:d="M429 436c0-242-191-436-429-436">
          <text:p/>
        </draw:path>
        <draw:line draw:style-name="gr1" draw:text-style-name="P1" draw:layer="layout" svg:x1="2.385cm" svg:y1="5.385cm" svg:x2="4.97cm" svg:y2="5.385cm">
          <text:p/>
        </draw:line>
        <draw:path draw:style-name="gr1" draw:text-style-name="P1" draw:layer="layout" svg:width="0.428cm" svg:height="0.435cm" svg:x="1.956cm" svg:y="5.385cm" svg:viewBox="0 0 429 436" svg:d="M429 0c-235 0-429 194-429 436">
          <text:p/>
        </draw:path>
        <draw:polyline draw:style-name="gr4" draw:text-style-name="P1" draw:layer="layout" svg:width="0cm" svg:height="0cm" svg:x="1.529cm" svg:y="11.538cm" svg:viewBox="0 0 0 0" draw:points="0,0">
          <text:p/>
        </draw:polyline>
        <draw:custom-shape draw:style-name="gr5" draw:text-style-name="P4" draw:layer="layout" svg:width="0.075cm" svg:height="0.074cm" svg:x="2.341cm" svg:y="5.65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" draw:text-style-name="P2" draw:layer="layout" svg:width="3.326cm" svg:height="7.39cm" svg:x="8.987cm" svg:y="5.415cm">
          <draw:image xlink:href="Pictures/100000000000043800000960289D431E13FD5191.jpg" xlink:type="simple" xlink:show="embed" xlink:actuate="onLoad" draw:mime-type="image/jpeg">
            <text:p/>
          </draw:image>
        </draw:frame>
        <draw:custom-shape draw:style-name="gr6" draw:text-style-name="P2" draw:layer="layout" svg:width="2.5cm" svg:height="1.5cm" svg:x="6cm" svg:y="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5" draw:layer="layout" svg:width="3.042cm" svg:height="0.95cm" svg:x="5.758cm" svg:y="6.75cm">
          <draw:text-box>
            <text:p>スクショ</text:p>
          </draw:text-box>
        </draw:frame>
        <draw:custom-shape draw:style-name="gr8" draw:text-style-name="P6" draw:layer="layout" svg:width="2.5cm" svg:height="1.5cm" svg:x="13cm" svg:y="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7" draw:layer="layout" svg:width="3.677cm" svg:height="0.95cm" svg:x="12.208cm" svg:y="7.018cm">
          <draw:text-box>
            <text:p>トリミング</text:p>
          </draw:text-box>
        </draw:frame>
        <draw:custom-shape draw:style-name="gr9" draw:text-style-name="P8" draw:layer="layout" svg:width="3.313cm" svg:height="6.894cm" svg:x="9cm" svg:y="5.724cm">
          <text:p/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3.325cm" svg:height="7.053cm" svg:x="15.887cm" svg:y="5.752cm">
          <draw:image xlink:href="Pictures/100000000000043800000960289D431E13FD5191.jpg" xlink:type="simple" xlink:show="embed" xlink:actuate="onLoad" draw:mime-type="image/jpeg">
            <text:p/>
          </draw:image>
        </draw:frame>
        <draw:frame draw:style-name="gr10" draw:text-style-name="P2" draw:layer="layout" svg:width="3.325cm" svg:height="7.053cm" svg:x="10.6cm" svg:y="15.5cm">
          <draw:image xlink:href="Pictures/100000000000043800000960289D431E13FD5191.jpg" xlink:type="simple" xlink:show="embed" xlink:actuate="onLoad" draw:mime-type="image/jpeg">
            <text:p/>
          </draw:image>
        </draw:frame>
        <draw:frame draw:style-name="gr2" draw:text-style-name="P2" draw:layer="layout" svg:width="3.71cm" svg:height="6.882cm" svg:x="13.6cm" svg:y="16.618cm">
          <draw:image xlink:href="Pictures/1000000000000438000007C538C837B2693641D7.jpg" xlink:type="simple" xlink:show="embed" xlink:actuate="onLoad" draw:mime-type="image/jpeg">
            <text:p/>
          </draw:image>
        </draw:frame>
        <draw:custom-shape draw:style-name="gr11" draw:text-style-name="P10" draw:layer="layout" svg:width="6.942cm" svg:height="3cm" svg:x="2.758cm" svg:y="15.5cm">
          <text:p text:style-name="P9">トリミングした画像に重なる大きさの</text:p>
          <text:p text:style-name="P9">背景画像を作成</text:p>
          <draw:enhanced-geometry svg:viewBox="0 0 21600 21600" draw:text-areas="800 800 20800 20800" draw:type="round-rectangular-callout" draw:modifiers="23687.5126026213 17727.69076974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7" draw:layer="layout" svg:width="3.677cm" svg:height="0.95cm" svg:x="13.623cm" svg:y="23.65cm">
          <draw:text-box>
            <text:p>☝背景画像</text:p>
          </draw:text-box>
        </draw:frame>
        <draw:custom-shape draw:style-name="gr6" draw:text-style-name="P2" draw:layer="layout" svg:width="2.5cm" svg:height="1.5cm" draw:transform="rotate (-2.35619449019234) translate (17.865cm 13.99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游明朝" fo:font-size="24pt" fo:language="en" fo:country="US" style:font-name-asian="游明朝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 draw:display="printer"/>
    </draw:layer-set>
    <style:master-page style:name="標準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4-15T16:35:41.067000000</dc:date>
    <meta:editing-duration>PT1H5M6S</meta:editing-duration>
    <meta:editing-cycles>3</meta:editing-cycles>
    <meta:generator>LibreOffice/7.3.7.2$Windows_X86_64 LibreOffice_project/e114eadc50a9ff8d8c8a0567d6da8f454beeb84f</meta:generator>
    <meta:document-statistic meta:object-count="39"/>
  </office:meta>
</office:document-meta>
</file>